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 - P" table:style-name="ta1">
        <table:shapes>
          <draw:frame draw:z-index="0" draw:style-name="gr1" draw:text-style-name="P1" svg:width="15.999cm" svg:height="9.403cm" svg:x="7.628cm" svg:y="0cm">
            <draw:object draw:notify-on-update-of-ranges="'W - P'.A1:'W - P'.A1 'W - P'.A18:'W - P'.A52 'W - P'.B1:'W - P'.B1 'W - P'.B18:'W - P'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8289" calcext:value-type="float">
            <text:p>0.8289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-0.2089" calcext:value-type="float">
            <text:p>-0.2089</text:p>
          </table:table-cell>
          <table:table-cell office:value-type="float" office:value="1.6812" calcext:value-type="float">
            <text:p>1.6812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-0.4694" calcext:value-type="float">
            <text:p>-0.4694</text:p>
          </table:table-cell>
          <table:table-cell office:value-type="float" office:value="2.5199" calcext:value-type="float">
            <text:p>2.5199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0.8406" calcext:value-type="float">
            <text:p>-0.8406</text:p>
          </table:table-cell>
          <table:table-cell office:value-type="float" office:value="3.3721" calcext:value-type="float">
            <text:p>3.3721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4.2176" calcext:value-type="float">
            <text:p>4.2176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-1.895" calcext:value-type="float">
            <text:p>-1.895</text:p>
          </table:table-cell>
          <table:table-cell office:value-type="float" office:value="5.0631" calcext:value-type="float">
            <text:p>5.0631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-2.5866" calcext:value-type="float">
            <text:p>-2.5866</text:p>
          </table:table-cell>
          <table:table-cell office:value-type="float" office:value="5.9153" calcext:value-type="float">
            <text:p>5.9153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-3.3721" calcext:value-type="float">
            <text:p>-3.3721</text:p>
          </table:table-cell>
          <table:table-cell office:value-type="float" office:value="6.754" calcext:value-type="float">
            <text:p>6.754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-4.2921" calcext:value-type="float">
            <text:p>-4.2921</text:p>
          </table:table-cell>
          <table:table-cell office:value-type="float" office:value="7.6198" calcext:value-type="float">
            <text:p>7.6198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-5.272" calcext:value-type="float">
            <text:p>-5.272</text:p>
          </table:table-cell>
          <table:table-cell office:value-type="float" office:value="8.445" calcext:value-type="float">
            <text:p>8.445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-6.3898" calcext:value-type="float">
            <text:p>-6.3898</text:p>
          </table:table-cell>
          <table:table-cell office:value-type="float" office:value="9.2972" calcext:value-type="float">
            <text:p>9.2972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-7.5946" calcext:value-type="float">
            <text:p>-7.5946</text:p>
          </table:table-cell>
          <table:table-cell office:value-type="float" office:value="10.1359" calcext:value-type="float">
            <text:p>10.1359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-8.9035" calcext:value-type="float">
            <text:p>-8.9035</text:p>
          </table:table-cell>
          <table:table-cell office:value-type="float" office:value="10.9746" calcext:value-type="float">
            <text:p>10.9746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-10.3518" calcext:value-type="float">
            <text:p>-10.3518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-11.8838" calcext:value-type="float">
            <text:p>-11.8838</text:p>
          </table:table-cell>
          <table:table-cell office:value-type="float" office:value="12.6791" calcext:value-type="float">
            <text:p>12.6791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-13.4945" calcext:value-type="float">
            <text:p>-13.4945</text:p>
          </table:table-cell>
          <table:table-cell office:value-type="float" office:value="13.5111" calcext:value-type="float">
            <text:p>13.5111</text:p>
          </table:table-cell>
          <table:table-cell office:value-type="float" office:value="6.7638" calcext:value-type="float">
            <text:p>6.7638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-15.175" calcext:value-type="float">
            <text:p>-15.175</text:p>
          </table:table-cell>
          <table:table-cell office:value-type="float" office:value="13.1333" calcext:value-type="float">
            <text:p>13.1333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-16.8041" calcext:value-type="float">
            <text:p>-16.8041</text:p>
          </table:table-cell>
          <table:table-cell office:value-type="float" office:value="12.7255" calcext:value-type="float">
            <text:p>12.725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372" calcext:value-type="float">
            <text:p>2.372</text:p>
          </table:table-cell>
          <table:table-cell office:value-type="float" office:value="-18.3448" calcext:value-type="float">
            <text:p>-18.3448</text:p>
          </table:table-cell>
          <table:table-cell office:value-type="float" office:value="12.3275" calcext:value-type="float">
            <text:p>12.327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498" calcext:value-type="float">
            <text:p>2.498</text:p>
          </table:table-cell>
          <table:table-cell office:value-type="float" office:value="-19.8724" calcext:value-type="float">
            <text:p>-19.872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622" calcext:value-type="float">
            <text:p>2.622</text:p>
          </table:table-cell>
          <table:table-cell office:value-type="float" office:value="-21.3256" calcext:value-type="float">
            <text:p>-21.3256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749" calcext:value-type="float">
            <text:p>2.749</text:p>
          </table:table-cell>
          <table:table-cell office:value-type="float" office:value="-22.7623" calcext:value-type="float">
            <text:p>-22.7623</text:p>
          </table:table-cell>
          <table:table-cell office:value-type="float" office:value="11.1074" calcext:value-type="float">
            <text:p>11.1074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872" calcext:value-type="float">
            <text:p>2.872</text:p>
          </table:table-cell>
          <table:table-cell office:value-type="float" office:value="-24.1041" calcext:value-type="float">
            <text:p>-24.1041</text:p>
          </table:table-cell>
          <table:table-cell office:value-type="float" office:value="10.7094" calcext:value-type="float">
            <text:p>10.7094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2.998" calcext:value-type="float">
            <text:p>2.998</text:p>
          </table:table-cell>
          <table:table-cell office:value-type="float" office:value="-25.4278" calcext:value-type="float">
            <text:p>-25.4278</text:p>
          </table:table-cell>
          <table:table-cell office:value-type="float" office:value="10.3016" calcext:value-type="float">
            <text:p>10.3016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-26.6803" calcext:value-type="float">
            <text:p>-26.6803</text:p>
          </table:table-cell>
          <table:table-cell office:value-type="float" office:value="9.9003" calcext:value-type="float">
            <text:p>9.9003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249" calcext:value-type="float">
            <text:p>3.249</text:p>
          </table:table-cell>
          <table:table-cell office:value-type="float" office:value="-27.9115" calcext:value-type="float">
            <text:p>-27.9115</text:p>
          </table:table-cell>
          <table:table-cell office:value-type="float" office:value="9.4893" calcext:value-type="float">
            <text:p>9.4893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373" calcext:value-type="float">
            <text:p>3.373</text:p>
          </table:table-cell>
          <table:table-cell office:value-type="float" office:value="-29.0633" calcext:value-type="float">
            <text:p>-29.0633</text:p>
          </table:table-cell>
          <table:table-cell office:value-type="float" office:value="9.0881" calcext:value-type="float">
            <text:p>9.0881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498" calcext:value-type="float">
            <text:p>3.498</text:p>
          </table:table-cell>
          <table:table-cell office:value-type="float" office:value="-30.1741" calcext:value-type="float">
            <text:p>-30.1741</text:p>
          </table:table-cell>
          <table:table-cell office:value-type="float" office:value="8.6835" calcext:value-type="float">
            <text:p>8.683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622" calcext:value-type="float">
            <text:p>3.622</text:p>
          </table:table-cell>
          <table:table-cell office:value-type="float" office:value="-31.2259" calcext:value-type="float">
            <text:p>-31.2259</text:p>
          </table:table-cell>
          <table:table-cell office:value-type="float" office:value="8.2822" calcext:value-type="float">
            <text:p>8.2822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748" calcext:value-type="float">
            <text:p>3.748</text:p>
          </table:table-cell>
          <table:table-cell office:value-type="float" office:value="-32.2438" calcext:value-type="float">
            <text:p>-32.2438</text:p>
          </table:table-cell>
          <table:table-cell office:value-type="float" office:value="7.8745" calcext:value-type="float">
            <text:p>7.874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872" calcext:value-type="float">
            <text:p>3.872</text:p>
          </table:table-cell>
          <table:table-cell office:value-type="float" office:value="-33.1954" calcext:value-type="float">
            <text:p>-33.1954</text:p>
          </table:table-cell>
          <table:table-cell office:value-type="float" office:value="7.4732" calcext:value-type="float">
            <text:p>7.4732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3.998" calcext:value-type="float">
            <text:p>3.998</text:p>
          </table:table-cell>
          <table:table-cell office:value-type="float" office:value="-34.1113" calcext:value-type="float">
            <text:p>-34.1113</text:p>
          </table:table-cell>
          <table:table-cell office:value-type="float" office:value="7.0654" calcext:value-type="float">
            <text:p>7.0654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123" calcext:value-type="float">
            <text:p>4.123</text:p>
          </table:table-cell>
          <table:table-cell office:value-type="float" office:value="-34.9692" calcext:value-type="float">
            <text:p>-34.9692</text:p>
          </table:table-cell>
          <table:table-cell office:value-type="float" office:value="6.6609" calcext:value-type="float">
            <text:p>6.6609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-35.7703" calcext:value-type="float">
            <text:p>-35.7703</text:p>
          </table:table-cell>
          <table:table-cell office:value-type="float" office:value="6.2596" calcext:value-type="float">
            <text:p>6.2596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374" calcext:value-type="float">
            <text:p>4.374</text:p>
          </table:table-cell>
          <table:table-cell office:value-type="float" office:value="-36.5391" calcext:value-type="float">
            <text:p>-36.5391</text:p>
          </table:table-cell>
          <table:table-cell office:value-type="float" office:value="5.8486" calcext:value-type="float">
            <text:p>5.8486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497" calcext:value-type="float">
            <text:p>4.497</text:p>
          </table:table-cell>
          <table:table-cell office:value-type="float" office:value="-37.234" calcext:value-type="float">
            <text:p>-37.234</text:p>
          </table:table-cell>
          <table:table-cell office:value-type="float" office:value="5.4506" calcext:value-type="float">
            <text:p>5.4506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623" calcext:value-type="float">
            <text:p>4.623</text:p>
          </table:table-cell>
          <table:table-cell office:value-type="float" office:value="-37.8951" calcext:value-type="float">
            <text:p>-37.8951</text:p>
          </table:table-cell>
          <table:table-cell office:value-type="float" office:value="5.0428" calcext:value-type="float">
            <text:p>5.0428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747" calcext:value-type="float">
            <text:p>4.747</text:p>
          </table:table-cell>
          <table:table-cell office:value-type="float" office:value="-38.4956" calcext:value-type="float">
            <text:p>-38.4956</text:p>
          </table:table-cell>
          <table:table-cell office:value-type="float" office:value="4.6415" calcext:value-type="float">
            <text:p>4.641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873" calcext:value-type="float">
            <text:p>4.873</text:p>
          </table:table-cell>
          <table:table-cell office:value-type="float" office:value="-39.0547" calcext:value-type="float">
            <text:p>-39.0547</text:p>
          </table:table-cell>
          <table:table-cell office:value-type="float" office:value="4.2338" calcext:value-type="float">
            <text:p>4.2338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-39.5548" calcext:value-type="float">
            <text:p>-39.5548</text:p>
          </table:table-cell>
          <table:table-cell office:value-type="float" office:value="3.8325" calcext:value-type="float">
            <text:p>3.832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122" calcext:value-type="float">
            <text:p>5.122</text:p>
          </table:table-cell>
          <table:table-cell office:value-type="float" office:value="-40.0086" calcext:value-type="float">
            <text:p>-40.0086</text:p>
          </table:table-cell>
          <table:table-cell office:value-type="float" office:value="3.428" calcext:value-type="float">
            <text:p>3.428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248" calcext:value-type="float">
            <text:p>5.248</text:p>
          </table:table-cell>
          <table:table-cell office:value-type="float" office:value="-40.4148" calcext:value-type="float">
            <text:p>-40.4148</text:p>
          </table:table-cell>
          <table:table-cell office:value-type="float" office:value="3.0202" calcext:value-type="float">
            <text:p>3.0202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374" calcext:value-type="float">
            <text:p>5.374</text:p>
          </table:table-cell>
          <table:table-cell office:value-type="float" office:value="-40.7697" calcext:value-type="float">
            <text:p>-40.7697</text:p>
          </table:table-cell>
          <table:table-cell office:value-type="float" office:value="2.6124" calcext:value-type="float">
            <text:p>2.6124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499" calcext:value-type="float">
            <text:p>5.499</text:p>
          </table:table-cell>
          <table:table-cell office:value-type="float" office:value="-41.071" calcext:value-type="float">
            <text:p>-41.071</text:p>
          </table:table-cell>
          <table:table-cell office:value-type="float" office:value="2.2079" calcext:value-type="float">
            <text:p>2.2079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624" calcext:value-type="float">
            <text:p>5.624</text:p>
          </table:table-cell>
          <table:table-cell office:value-type="float" office:value="-41.3217" calcext:value-type="float">
            <text:p>-41.3217</text:p>
          </table:table-cell>
          <table:table-cell office:value-type="float" office:value="1.8034" calcext:value-type="float">
            <text:p>1.8034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747" calcext:value-type="float">
            <text:p>5.747</text:p>
          </table:table-cell>
          <table:table-cell office:value-type="float" office:value="-41.519" calcext:value-type="float">
            <text:p>-41.519</text:p>
          </table:table-cell>
          <table:table-cell office:value-type="float" office:value="1.4053" calcext:value-type="float">
            <text:p>1.4053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873" calcext:value-type="float">
            <text:p>5.873</text:p>
          </table:table-cell>
          <table:table-cell office:value-type="float" office:value="-41.6704" calcext:value-type="float">
            <text:p>-41.6704</text:p>
          </table:table-cell>
          <table:table-cell office:value-type="float" office:value="0.9976" calcext:value-type="float">
            <text:p>0.9976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5.998" calcext:value-type="float">
            <text:p>5.998</text:p>
          </table:table-cell>
          <table:table-cell office:value-type="float" office:value="-41.7698" calcext:value-type="float">
            <text:p>-41.7698</text:p>
          </table:table-cell>
          <table:table-cell office:value-type="float" office:value="0.5931" calcext:value-type="float">
            <text:p>0.5931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6.123" calcext:value-type="float">
            <text:p>6.123</text:p>
          </table:table-cell>
          <table:table-cell office:value-type="float" office:value="-41.8186" calcext:value-type="float">
            <text:p>-41.8186</text:p>
          </table:table-cell>
          <table:table-cell office:value-type="float" office:value="0.1885" calcext:value-type="float">
            <text:p>0.1885</text:p>
          </table:table-cell>
          <table:table-cell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6.182" calcext:value-type="float">
            <text:p>6.182</text:p>
          </table:table-cell>
          <table:table-cell office:value-type="float" office:value="-41.8241" calcext:value-type="float">
            <text:p>-41.8241</text:p>
          </table:table-cell>
          <table:table-cell office:value-type="float" office:value="0" calcext:value-type="float">
            <text:p>0</text:p>
          </table:table-cell>
          <table:table-cell office:value-type="float" office:value="3.2362" calcext:value-type="float">
            <text:p>3.2362</text:p>
          </table:table-cell>
        </table:table-row>
      </table:table>
      <table:table table:name="W - S" table:style-name="ta1">
        <table:shapes>
          <draw:frame draw:z-index="0" draw:style-name="gr1" draw:text-style-name="P1" svg:width="15.999cm" svg:height="8.999cm" svg:x="7.836cm" svg:y="0cm">
            <draw:object draw:notify-on-update-of-ranges="'W - S'.A1:'W - S'.A1 'W - S'.A18:'W - S'.A46 'W - S'.B1:'W - S'.B1 'W - S'.B18:'W - S'.B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7446" calcext:value-type="float">
            <text:p>0.7446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1.5288" calcext:value-type="float">
            <text:p>1.5288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0.4264" calcext:value-type="float">
            <text:p>-0.4264</text:p>
          </table:table-cell>
          <table:table-cell office:value-type="float" office:value="2.313" calcext:value-type="float">
            <text:p>2.313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-0.8149" calcext:value-type="float">
            <text:p>-0.8149</text:p>
          </table:table-cell>
          <table:table-cell office:value-type="float" office:value="3.1975" calcext:value-type="float">
            <text:p>3.1975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.2084" calcext:value-type="float">
            <text:p>-1.2084</text:p>
          </table:table-cell>
          <table:table-cell office:value-type="float" office:value="3.8939" calcext:value-type="float">
            <text:p>3.8939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-1.7348" calcext:value-type="float">
            <text:p>-1.7348</text:p>
          </table:table-cell>
          <table:table-cell office:value-type="float" office:value="4.6655" calcext:value-type="float">
            <text:p>4.6655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-2.367" calcext:value-type="float">
            <text:p>-2.367</text:p>
          </table:table-cell>
          <table:table-cell office:value-type="float" office:value="5.4497" calcext:value-type="float">
            <text:p>5.4497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-3.0973" calcext:value-type="float">
            <text:p>-3.0973</text:p>
          </table:table-cell>
          <table:table-cell office:value-type="float" office:value="6.2339" calcext:value-type="float">
            <text:p>6.2339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-3.9185" calcext:value-type="float">
            <text:p>-3.9185</text:p>
          </table:table-cell>
          <table:table-cell office:value-type="float" office:value="7.0118" calcext:value-type="float">
            <text:p>7.0118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-4.8518" calcext:value-type="float">
            <text:p>-4.8518</text:p>
          </table:table-cell>
          <table:table-cell office:value-type="float" office:value="7.8022" calcext:value-type="float">
            <text:p>7.8022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-5.8675" calcext:value-type="float">
            <text:p>-5.8675</text:p>
          </table:table-cell>
          <table:table-cell office:value-type="float" office:value="8.5802" calcext:value-type="float">
            <text:p>8.5802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7.0641" calcext:value-type="float">
            <text:p>-7.0641</text:p>
          </table:table-cell>
          <table:table-cell office:value-type="float" office:value="9.4145" calcext:value-type="float">
            <text:p>9.4145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-8.2086" calcext:value-type="float">
            <text:p>-8.2086</text:p>
          </table:table-cell>
          <table:table-cell office:value-type="float" office:value="10.1485" calcext:value-type="float">
            <text:p>10.1485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-9.5371" calcext:value-type="float">
            <text:p>-9.5371</text:p>
          </table:table-cell>
          <table:table-cell office:value-type="float" office:value="10.939" calcext:value-type="float">
            <text:p>10.939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-10.9417" calcext:value-type="float">
            <text:p>-10.9417</text:p>
          </table:table-cell>
          <table:table-cell office:value-type="float" office:value="11.7169" calcext:value-type="float">
            <text:p>11.7169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-12.4679" calcext:value-type="float">
            <text:p>-12.4679</text:p>
          </table:table-cell>
          <table:table-cell office:value-type="float" office:value="12.5073" calcext:value-type="float">
            <text:p>12.5073</text:p>
          </table:table-cell>
          <table:table-cell office:value-type="float" office:value="6.2735" calcext:value-type="float">
            <text:p>6.2735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-14.0107" calcext:value-type="float">
            <text:p>-14.0107</text:p>
          </table:table-cell>
          <table:table-cell office:value-type="float" office:value="12.1115" calcext:value-type="float">
            <text:p>12.1115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242" calcext:value-type="float">
            <text:p>2.242</text:p>
          </table:table-cell>
          <table:table-cell office:value-type="float" office:value="-15.4839" calcext:value-type="float">
            <text:p>-15.4839</text:p>
          </table:table-cell>
          <table:table-cell office:value-type="float" office:value="11.6494" calcext:value-type="float">
            <text:p>11.6494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-16.9221" calcext:value-type="float">
            <text:p>-16.9221</text:p>
          </table:table-cell>
          <table:table-cell office:value-type="float" office:value="11.1799" calcext:value-type="float">
            <text:p>11.1799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492" calcext:value-type="float">
            <text:p>2.492</text:p>
          </table:table-cell>
          <table:table-cell office:value-type="float" office:value="-18.2798" calcext:value-type="float">
            <text:p>-18.2798</text:p>
          </table:table-cell>
          <table:table-cell office:value-type="float" office:value="10.7178" calcext:value-type="float">
            <text:p>10.7178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-19.5904" calcext:value-type="float">
            <text:p>-19.5904</text:p>
          </table:table-cell>
          <table:table-cell office:value-type="float" office:value="10.252" calcext:value-type="float">
            <text:p>10.252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742" calcext:value-type="float">
            <text:p>2.742</text:p>
          </table:table-cell>
          <table:table-cell office:value-type="float" office:value="-20.8428" calcext:value-type="float">
            <text:p>-20.8428</text:p>
          </table:table-cell>
          <table:table-cell office:value-type="float" office:value="9.7862" calcext:value-type="float">
            <text:p>9.7862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867" calcext:value-type="float">
            <text:p>2.867</text:p>
          </table:table-cell>
          <table:table-cell office:value-type="float" office:value="-22.0369" calcext:value-type="float">
            <text:p>-22.0369</text:p>
          </table:table-cell>
          <table:table-cell office:value-type="float" office:value="9.3204" calcext:value-type="float">
            <text:p>9.3204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-23.1729" calcext:value-type="float">
            <text:p>-23.1729</text:p>
          </table:table-cell>
          <table:table-cell office:value-type="float" office:value="8.8545" calcext:value-type="float">
            <text:p>8.8545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117" calcext:value-type="float">
            <text:p>3.117</text:p>
          </table:table-cell>
          <table:table-cell office:value-type="float" office:value="-24.2506" calcext:value-type="float">
            <text:p>-24.2506</text:p>
          </table:table-cell>
          <table:table-cell office:value-type="float" office:value="8.3887" calcext:value-type="float">
            <text:p>8.3887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242" calcext:value-type="float">
            <text:p>3.242</text:p>
          </table:table-cell>
          <table:table-cell office:value-type="float" office:value="-25.27" calcext:value-type="float">
            <text:p>-25.27</text:p>
          </table:table-cell>
          <table:table-cell office:value-type="float" office:value="7.9229" calcext:value-type="float">
            <text:p>7.9229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368" calcext:value-type="float">
            <text:p>3.368</text:p>
          </table:table-cell>
          <table:table-cell office:value-type="float" office:value="-26.2387" calcext:value-type="float">
            <text:p>-26.2387</text:p>
          </table:table-cell>
          <table:table-cell office:value-type="float" office:value="7.4534" calcext:value-type="float">
            <text:p>7.4534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492" calcext:value-type="float">
            <text:p>3.492</text:p>
          </table:table-cell>
          <table:table-cell office:value-type="float" office:value="-27.1343" calcext:value-type="float">
            <text:p>-27.1343</text:p>
          </table:table-cell>
          <table:table-cell office:value-type="float" office:value="6.9913" calcext:value-type="float">
            <text:p>6.9913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618" calcext:value-type="float">
            <text:p>3.618</text:p>
          </table:table-cell>
          <table:table-cell office:value-type="float" office:value="-27.9856" calcext:value-type="float">
            <text:p>-27.9856</text:p>
          </table:table-cell>
          <table:table-cell office:value-type="float" office:value="6.5217" calcext:value-type="float">
            <text:p>6.5217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743" calcext:value-type="float">
            <text:p>3.743</text:p>
          </table:table-cell>
          <table:table-cell office:value-type="float" office:value="-28.7717" calcext:value-type="float">
            <text:p>-28.7717</text:p>
          </table:table-cell>
          <table:table-cell office:value-type="float" office:value="6.0559" calcext:value-type="float">
            <text:p>6.0559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867" calcext:value-type="float">
            <text:p>3.867</text:p>
          </table:table-cell>
          <table:table-cell office:value-type="float" office:value="-29.494" calcext:value-type="float">
            <text:p>-29.494</text:p>
          </table:table-cell>
          <table:table-cell office:value-type="float" office:value="5.5938" calcext:value-type="float">
            <text:p>5.5938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 office:value-type="float" office:value="-30.1641" calcext:value-type="float">
            <text:p>-30.1641</text:p>
          </table:table-cell>
          <table:table-cell office:value-type="float" office:value="5.128" calcext:value-type="float">
            <text:p>5.128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118" calcext:value-type="float">
            <text:p>4.118</text:p>
          </table:table-cell>
          <table:table-cell office:value-type="float" office:value="-30.7807" calcext:value-type="float">
            <text:p>-30.7807</text:p>
          </table:table-cell>
          <table:table-cell office:value-type="float" office:value="4.6585" calcext:value-type="float">
            <text:p>4.6585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242" calcext:value-type="float">
            <text:p>4.242</text:p>
          </table:table-cell>
          <table:table-cell office:value-type="float" office:value="-31.3297" calcext:value-type="float">
            <text:p>-31.3297</text:p>
          </table:table-cell>
          <table:table-cell office:value-type="float" office:value="4.1964" calcext:value-type="float">
            <text:p>4.1964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367" calcext:value-type="float">
            <text:p>4.367</text:p>
          </table:table-cell>
          <table:table-cell office:value-type="float" office:value="-31.8251" calcext:value-type="float">
            <text:p>-31.8251</text:p>
          </table:table-cell>
          <table:table-cell office:value-type="float" office:value="3.7306" calcext:value-type="float">
            <text:p>3.7306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493" calcext:value-type="float">
            <text:p>4.493</text:p>
          </table:table-cell>
          <table:table-cell office:value-type="float" office:value="-32.2656" calcext:value-type="float">
            <text:p>-32.2656</text:p>
          </table:table-cell>
          <table:table-cell office:value-type="float" office:value="3.261" calcext:value-type="float">
            <text:p>3.261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618" calcext:value-type="float">
            <text:p>4.618</text:p>
          </table:table-cell>
          <table:table-cell office:value-type="float" office:value="-32.6441" calcext:value-type="float">
            <text:p>-32.6441</text:p>
          </table:table-cell>
          <table:table-cell office:value-type="float" office:value="2.7952" calcext:value-type="float">
            <text:p>2.7952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742" calcext:value-type="float">
            <text:p>4.742</text:p>
          </table:table-cell>
          <table:table-cell office:value-type="float" office:value="-32.9621" calcext:value-type="float">
            <text:p>-32.9621</text:p>
          </table:table-cell>
          <table:table-cell office:value-type="float" office:value="2.3331" calcext:value-type="float">
            <text:p>2.3331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867" calcext:value-type="float">
            <text:p>4.867</text:p>
          </table:table-cell>
          <table:table-cell office:value-type="float" office:value="-33.2246" calcext:value-type="float">
            <text:p>-33.2246</text:p>
          </table:table-cell>
          <table:table-cell office:value-type="float" office:value="1.8673" calcext:value-type="float">
            <text:p>1.8673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4.991" calcext:value-type="float">
            <text:p>4.991</text:p>
          </table:table-cell>
          <table:table-cell office:value-type="float" office:value="-33.4275" calcext:value-type="float">
            <text:p>-33.4275</text:p>
          </table:table-cell>
          <table:table-cell office:value-type="float" office:value="1.4052" calcext:value-type="float">
            <text:p>1.4052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5.117" calcext:value-type="float">
            <text:p>5.117</text:p>
          </table:table-cell>
          <table:table-cell office:value-type="float" office:value="-33.575" calcext:value-type="float">
            <text:p>-33.575</text:p>
          </table:table-cell>
          <table:table-cell office:value-type="float" office:value="0.9357" calcext:value-type="float">
            <text:p>0.9357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 office:value-type="float" office:value="-33.6623" calcext:value-type="float">
            <text:p>-33.6623</text:p>
          </table:table-cell>
          <table:table-cell office:value-type="float" office:value="0.4736" calcext:value-type="float">
            <text:p>0.4736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5.366" calcext:value-type="float">
            <text:p>5.366</text:p>
          </table:table-cell>
          <table:table-cell office:value-type="float" office:value="-33.6924" calcext:value-type="float">
            <text:p>-33.6924</text:p>
          </table:table-cell>
          <table:table-cell office:value-type="float" office:value="0.0078" calcext:value-type="float">
            <text:p>0.0078</text:p>
          </table:table-cell>
          <table:table-cell office:value-type="float" office:value="3.7265" calcext:value-type="float">
            <text:p>3.7265</text:p>
          </table:table-cell>
        </table:table-row>
        <table:table-row table:style-name="ro1">
          <table:table-cell office:value-type="float" office:value="5.369" calcext:value-type="float">
            <text:p>5.369</text:p>
          </table:table-cell>
          <table:table-cell office:value-type="float" office:value="-33.6924" calcext:value-type="float">
            <text:p>-33.6924</text:p>
          </table:table-cell>
          <table:table-cell office:value-type="float" office:value="0" calcext:value-type="float">
            <text:p>0</text:p>
          </table:table-cell>
          <table:table-cell office:value-type="float" office:value="3.7265" calcext:value-type="float">
            <text:p>3.7265</text:p>
          </table:table-cell>
        </table:table-row>
      </table:table>
      <table:table table:name="W - W" table:style-name="ta1">
        <table:shapes>
          <draw:frame draw:z-index="0" draw:style-name="gr1" draw:text-style-name="P1" svg:width="15.999cm" svg:height="8.999cm" svg:x="7.182cm" svg:y="0.258cm">
            <draw:object draw:notify-on-update-of-ranges="'W - W'.A1:'W - W'.A1 'W - W'.A18:'W - W'.A32 'W - W'.B1:'W - W'.B1 'W - W'.B18:'W - W'.B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4899" calcext:value-type="float">
            <text:p>0.4899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0.1222" calcext:value-type="float">
            <text:p>-0.1222</text:p>
          </table:table-cell>
          <table:table-cell office:value-type="float" office:value="1.0611" calcext:value-type="float">
            <text:p>1.0611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0.2908" calcext:value-type="float">
            <text:p>-0.2908</text:p>
          </table:table-cell>
          <table:table-cell office:value-type="float" office:value="1.6369" calcext:value-type="float">
            <text:p>1.6369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5336" calcext:value-type="float">
            <text:p>-0.5336</text:p>
          </table:table-cell>
          <table:table-cell office:value-type="float" office:value="2.2173" calcext:value-type="float">
            <text:p>2.2173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0.844" calcext:value-type="float">
            <text:p>-0.844</text:p>
          </table:table-cell>
          <table:table-cell office:value-type="float" office:value="2.7885" calcext:value-type="float">
            <text:p>2.7885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-1.2286" calcext:value-type="float">
            <text:p>-1.2286</text:p>
          </table:table-cell>
          <table:table-cell office:value-type="float" office:value="3.3643" calcext:value-type="float">
            <text:p>3.3643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-1.689" calcext:value-type="float">
            <text:p>-1.689</text:p>
          </table:table-cell>
          <table:table-cell office:value-type="float" office:value="3.9447" calcext:value-type="float">
            <text:p>3.9447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-2.2226" calcext:value-type="float">
            <text:p>-2.2226</text:p>
          </table:table-cell>
          <table:table-cell office:value-type="float" office:value="4.5251" calcext:value-type="float">
            <text:p>4.5251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-2.8191" calcext:value-type="float">
            <text:p>-2.8191</text:p>
          </table:table-cell>
          <table:table-cell office:value-type="float" office:value="5.0963" calcext:value-type="float">
            <text:p>5.0963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3.4921" calcext:value-type="float">
            <text:p>-3.4921</text:p>
          </table:table-cell>
          <table:table-cell office:value-type="float" office:value="5.672" calcext:value-type="float">
            <text:p>5.672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-4.2309" calcext:value-type="float">
            <text:p>-4.2309</text:p>
          </table:table-cell>
          <table:table-cell office:value-type="float" office:value="6.2432" calcext:value-type="float">
            <text:p>6.2432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-5.0405" calcext:value-type="float">
            <text:p>-5.0405</text:p>
          </table:table-cell>
          <table:table-cell office:value-type="float" office:value="6.8144" calcext:value-type="float">
            <text:p>6.8144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-5.943" calcext:value-type="float">
            <text:p>-5.943</text:p>
          </table:table-cell>
          <table:table-cell office:value-type="float" office:value="7.3994" calcext:value-type="float">
            <text:p>7.3994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-6.9359" calcext:value-type="float">
            <text:p>-6.9359</text:p>
          </table:table-cell>
          <table:table-cell office:value-type="float" office:value="7.9936" calcext:value-type="float">
            <text:p>7.9936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-7.9368" calcext:value-type="float">
            <text:p>-7.9368</text:p>
          </table:table-cell>
          <table:table-cell office:value-type="float" office:value="8.551" calcext:value-type="float">
            <text:p>8.551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9.0417" calcext:value-type="float">
            <text:p>-9.0417</text:p>
          </table:table-cell>
          <table:table-cell office:value-type="float" office:value="9.1268" calcext:value-type="float">
            <text:p>9.1268</text:p>
          </table:table-cell>
          <table:table-cell office:value-type="float" office:value="4.6063" calcext:value-type="float">
            <text:p>4.6063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-10.1634" calcext:value-type="float">
            <text:p>-10.1634</text:p>
          </table:table-cell>
          <table:table-cell office:value-type="float" office:value="8.6526" calcext:value-type="float">
            <text:p>8.6526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-11.2029" calcext:value-type="float">
            <text:p>-11.2029</text:p>
          </table:table-cell>
          <table:table-cell office:value-type="float" office:value="7.9784" calcext:value-type="float">
            <text:p>7.9784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-12.158" calcext:value-type="float">
            <text:p>-12.158</text:p>
          </table:table-cell>
          <table:table-cell office:value-type="float" office:value="7.3042" calcext:value-type="float">
            <text:p>7.3042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479" calcext:value-type="float">
            <text:p>2.479</text:p>
          </table:table-cell>
          <table:table-cell office:value-type="float" office:value="-13.0223" calcext:value-type="float">
            <text:p>-13.0223</text:p>
          </table:table-cell>
          <table:table-cell office:value-type="float" office:value="6.6354" calcext:value-type="float">
            <text:p>6.6354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603" calcext:value-type="float">
            <text:p>2.603</text:p>
          </table:table-cell>
          <table:table-cell office:value-type="float" office:value="-13.8036" calcext:value-type="float">
            <text:p>-13.8036</text:p>
          </table:table-cell>
          <table:table-cell office:value-type="float" office:value="5.9666" calcext:value-type="float">
            <text:p>5.9666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-14.5073" calcext:value-type="float">
            <text:p>-14.5073</text:p>
          </table:table-cell>
          <table:table-cell office:value-type="float" office:value="5.2923" calcext:value-type="float">
            <text:p>5.2923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854" calcext:value-type="float">
            <text:p>2.854</text:p>
          </table:table-cell>
          <table:table-cell office:value-type="float" office:value="-15.1313" calcext:value-type="float">
            <text:p>-15.1313</text:p>
          </table:table-cell>
          <table:table-cell office:value-type="float" office:value="4.6127" calcext:value-type="float">
            <text:p>4.6127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2.979" calcext:value-type="float">
            <text:p>2.979</text:p>
          </table:table-cell>
          <table:table-cell office:value-type="float" office:value="-15.6657" calcext:value-type="float">
            <text:p>-15.6657</text:p>
          </table:table-cell>
          <table:table-cell office:value-type="float" office:value="3.9385" calcext:value-type="float">
            <text:p>3.9385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-16.1192" calcext:value-type="float">
            <text:p>-16.1192</text:p>
          </table:table-cell>
          <table:table-cell office:value-type="float" office:value="3.2589" calcext:value-type="float">
            <text:p>3.2589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3.228" calcext:value-type="float">
            <text:p>3.228</text:p>
          </table:table-cell>
          <table:table-cell office:value-type="float" office:value="-16.4792" calcext:value-type="float">
            <text:p>-16.4792</text:p>
          </table:table-cell>
          <table:table-cell office:value-type="float" office:value="2.5955" calcext:value-type="float">
            <text:p>2.5955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-16.7615" calcext:value-type="float">
            <text:p>-16.7615</text:p>
          </table:table-cell>
          <table:table-cell office:value-type="float" office:value="1.9213" calcext:value-type="float">
            <text:p>1.9213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16.962" calcext:value-type="float">
            <text:p>-16.962</text:p>
          </table:table-cell>
          <table:table-cell office:value-type="float" office:value="1.2363" calcext:value-type="float">
            <text:p>1.2363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3.604" calcext:value-type="float">
            <text:p>3.604</text:p>
          </table:table-cell>
          <table:table-cell office:value-type="float" office:value="-17.0739" calcext:value-type="float">
            <text:p>-17.0739</text:p>
          </table:table-cell>
          <table:table-cell office:value-type="float" office:value="0.5675" calcext:value-type="float">
            <text:p>0.5675</text:p>
          </table:table-cell>
          <table:table-cell office:value-type="float" office:value="5.3937" calcext:value-type="float">
            <text:p>5.3937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17.1037" calcext:value-type="float">
            <text:p>-17.1037</text:p>
          </table:table-cell>
          <table:table-cell office:value-type="float" office:value="0" calcext:value-type="float">
            <text:p>0</text:p>
          </table:table-cell>
          <table:table-cell office:value-type="float" office:value="5.3937" calcext:value-type="float">
            <text:p>5.3937</text:p>
          </table:table-cell>
        </table:table-row>
      </table:table>
      <table:table table:name="P - S" table:style-name="ta1">
        <table:shapes>
          <draw:frame draw:z-index="0" draw:style-name="gr1" draw:text-style-name="P1" svg:width="15.999cm" svg:height="8.999cm" svg:x="7.074cm" svg:y="0.603cm">
            <draw:object draw:notify-on-update-of-ranges="'P - S'.A1:'P - S'.A1 'P - S'.A18:'P - S'.A39 'P - S'.B1:'P - S'.B1 'P - S'.B18:'P - S'.B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6811" calcext:value-type="float">
            <text:p>0.6811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0.1689" calcext:value-type="float">
            <text:p>-0.1689</text:p>
          </table:table-cell>
          <table:table-cell office:value-type="float" office:value="1.3739" calcext:value-type="float">
            <text:p>1.3739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3843" calcext:value-type="float">
            <text:p>-0.3843</text:p>
          </table:table-cell>
          <table:table-cell office:value-type="float" office:value="2.0723" calcext:value-type="float">
            <text:p>2.0723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-0.687" calcext:value-type="float">
            <text:p>-0.687</text:p>
          </table:table-cell>
          <table:table-cell office:value-type="float" office:value="2.7707" calcext:value-type="float">
            <text:p>2.7707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1.0805" calcext:value-type="float">
            <text:p>-1.0805</text:p>
          </table:table-cell>
          <table:table-cell office:value-type="float" office:value="3.4746" calcext:value-type="float">
            <text:p>3.4746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-1.5584" calcext:value-type="float">
            <text:p>-1.5584</text:p>
          </table:table-cell>
          <table:table-cell office:value-type="float" office:value="4.173" calcext:value-type="float">
            <text:p>4.173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-2.1237" calcext:value-type="float">
            <text:p>-2.1237</text:p>
          </table:table-cell>
          <table:table-cell office:value-type="float" office:value="4.8714" calcext:value-type="float">
            <text:p>4.8714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-2.7763" calcext:value-type="float">
            <text:p>-2.7763</text:p>
          </table:table-cell>
          <table:table-cell office:value-type="float" office:value="5.5698" calcext:value-type="float">
            <text:p>5.5698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-3.5162" calcext:value-type="float">
            <text:p>-3.5162</text:p>
          </table:table-cell>
          <table:table-cell office:value-type="float" office:value="6.2681" calcext:value-type="float">
            <text:p>6.2681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-4.3503" calcext:value-type="float">
            <text:p>-4.3503</text:p>
          </table:table-cell>
          <table:table-cell office:value-type="float" office:value="6.9721" calcext:value-type="float">
            <text:p>6.9721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-5.2578" calcext:value-type="float">
            <text:p>-5.2578</text:p>
          </table:table-cell>
          <table:table-cell office:value-type="float" office:value="7.6649" calcext:value-type="float">
            <text:p>7.6649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-6.2512" calcext:value-type="float">
            <text:p>-6.2512</text:p>
          </table:table-cell>
          <table:table-cell office:value-type="float" office:value="8.3577" calcext:value-type="float">
            <text:p>8.3577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7.3395" calcext:value-type="float">
            <text:p>-7.3395</text:p>
          </table:table-cell>
          <table:table-cell office:value-type="float" office:value="9.0561" calcext:value-type="float">
            <text:p>9.0561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-8.5152" calcext:value-type="float">
            <text:p>-8.5152</text:p>
          </table:table-cell>
          <table:table-cell office:value-type="float" office:value="9.7544" calcext:value-type="float">
            <text:p>9.7544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-9.82" calcext:value-type="float">
            <text:p>-9.82</text:p>
          </table:table-cell>
          <table:table-cell office:value-type="float" office:value="10.4752" calcext:value-type="float">
            <text:p>10.4752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-11.1396" calcext:value-type="float">
            <text:p>-11.1396</text:p>
          </table:table-cell>
          <table:table-cell office:value-type="float" office:value="11.1568" calcext:value-type="float">
            <text:p>11.1568</text:p>
          </table:table-cell>
          <table:table-cell office:value-type="float" office:value="5.587" calcext:value-type="float">
            <text:p>5.587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-12.5152" calcext:value-type="float">
            <text:p>-12.5152</text:p>
          </table:table-cell>
          <table:table-cell office:value-type="float" office:value="10.6407" calcext:value-type="float">
            <text:p>10.6407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-13.7907" calcext:value-type="float">
            <text:p>-13.7907</text:p>
          </table:table-cell>
          <table:table-cell office:value-type="float" office:value="10.0979" calcext:value-type="float">
            <text:p>10.0979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15.0184" calcext:value-type="float">
            <text:p>-15.0184</text:p>
          </table:table-cell>
          <table:table-cell office:value-type="float" office:value="9.5463" calcext:value-type="float">
            <text:p>9.5463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-16.1772" calcext:value-type="float">
            <text:p>-16.1772</text:p>
          </table:table-cell>
          <table:table-cell office:value-type="float" office:value="8.9947" calcext:value-type="float">
            <text:p>8.9947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621" calcext:value-type="float">
            <text:p>2.621</text:p>
          </table:table-cell>
          <table:table-cell office:value-type="float" office:value="-17.2755" calcext:value-type="float">
            <text:p>-17.2755</text:p>
          </table:table-cell>
          <table:table-cell office:value-type="float" office:value="8.4387" calcext:value-type="float">
            <text:p>8.4387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-18.288" calcext:value-type="float">
            <text:p>-18.288</text:p>
          </table:table-cell>
          <table:table-cell office:value-type="float" office:value="7.8914" calcext:value-type="float">
            <text:p>7.8914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872" calcext:value-type="float">
            <text:p>2.872</text:p>
          </table:table-cell>
          <table:table-cell office:value-type="float" office:value="-19.2546" calcext:value-type="float">
            <text:p>-19.2546</text:p>
          </table:table-cell>
          <table:table-cell office:value-type="float" office:value="7.331" calcext:value-type="float">
            <text:p>7.331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-20.123" calcext:value-type="float">
            <text:p>-20.123</text:p>
          </table:table-cell>
          <table:table-cell office:value-type="float" office:value="6.7882" calcext:value-type="float">
            <text:p>6.7882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-20.937" calcext:value-type="float">
            <text:p>-20.937</text:p>
          </table:table-cell>
          <table:table-cell office:value-type="float" office:value="6.2366" calcext:value-type="float">
            <text:p>6.2366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-21.6878" calcext:value-type="float">
            <text:p>-21.6878</text:p>
          </table:table-cell>
          <table:table-cell office:value-type="float" office:value="5.6805" calcext:value-type="float">
            <text:p>5.6805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22.3583" calcext:value-type="float">
            <text:p>-22.3583</text:p>
          </table:table-cell>
          <table:table-cell office:value-type="float" office:value="5.1333" calcext:value-type="float">
            <text:p>5.1333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-22.9654" calcext:value-type="float">
            <text:p>-22.9654</text:p>
          </table:table-cell>
          <table:table-cell office:value-type="float" office:value="4.5817" calcext:value-type="float">
            <text:p>4.5817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-23.5037" calcext:value-type="float">
            <text:p>-23.5037</text:p>
          </table:table-cell>
          <table:table-cell office:value-type="float" office:value="4.0301" calcext:value-type="float">
            <text:p>4.0301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746" calcext:value-type="float">
            <text:p>3.746</text:p>
          </table:table-cell>
          <table:table-cell office:value-type="float" office:value="-23.9764" calcext:value-type="float">
            <text:p>-23.9764</text:p>
          </table:table-cell>
          <table:table-cell office:value-type="float" office:value="3.474" calcext:value-type="float">
            <text:p>3.474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24.3733" calcext:value-type="float">
            <text:p>-24.3733</text:p>
          </table:table-cell>
          <table:table-cell office:value-type="float" office:value="2.9268" calcext:value-type="float">
            <text:p>2.9268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-24.7047" calcext:value-type="float">
            <text:p>-24.7047</text:p>
          </table:table-cell>
          <table:table-cell office:value-type="float" office:value="2.3752" calcext:value-type="float">
            <text:p>2.3752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24.9671" calcext:value-type="float">
            <text:p>-24.9671</text:p>
          </table:table-cell>
          <table:table-cell office:value-type="float" office:value="1.8236" calcext:value-type="float">
            <text:p>1.8236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4.246" calcext:value-type="float">
            <text:p>4.246</text:p>
          </table:table-cell>
          <table:table-cell office:value-type="float" office:value="-25.1618" calcext:value-type="float">
            <text:p>-25.1618</text:p>
          </table:table-cell>
          <table:table-cell office:value-type="float" office:value="1.2675" calcext:value-type="float">
            <text:p>1.2675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4.371" calcext:value-type="float">
            <text:p>4.371</text:p>
          </table:table-cell>
          <table:table-cell office:value-type="float" office:value="-25.2858" calcext:value-type="float">
            <text:p>-25.2858</text:p>
          </table:table-cell>
          <table:table-cell office:value-type="float" office:value="0.7159" calcext:value-type="float">
            <text:p>0.7159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4.494" calcext:value-type="float">
            <text:p>4.494</text:p>
          </table:table-cell>
          <table:table-cell office:value-type="float" office:value="-25.3405" calcext:value-type="float">
            <text:p>-25.3405</text:p>
          </table:table-cell>
          <table:table-cell office:value-type="float" office:value="0.1731" calcext:value-type="float">
            <text:p>0.1731</text:p>
          </table:table-cell>
          <table:table-cell office:value-type="float" office:value="4.413" calcext:value-type="float">
            <text:p>4.413</text:p>
          </table:table-cell>
        </table:table-row>
        <table:table-row table:style-name="ro1">
          <table:table-cell office:value-type="float" office:value="4.534" calcext:value-type="float">
            <text:p>4.534</text:p>
          </table:table-cell>
          <table:table-cell office:value-type="float" office:value="-25.3439" calcext:value-type="float">
            <text:p>-25.3439</text:p>
          </table:table-cell>
          <table:table-cell office:value-type="float" office:value="0" calcext:value-type="float">
            <text:p>0</text:p>
          </table:table-cell>
          <table:table-cell office:value-type="float" office:value="4.413" calcext:value-type="float">
            <text:p>4.413</text:p>
          </table:table-cell>
        </table:table-row>
      </table:table>
      <table:table table:name="P - R" table:style-name="ta1">
        <table:shapes>
          <draw:frame draw:z-index="0" draw:style-name="gr1" draw:text-style-name="P1" svg:width="15.999cm" svg:height="8.999cm" svg:x="7.077cm" svg:y="0.185cm">
            <draw:object draw:notify-on-update-of-ranges="'P - R'.A1:'P - R'.A1 'P - R'.A18:'P - R'.A22 'P - R'.B1:'P - R'.B1 'P - R'.B18:'P - R'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827" calcext:value-type="float">
            <text:p>0.1827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0.0458" calcext:value-type="float">
            <text:p>-0.0458</text:p>
          </table:table-cell>
          <table:table-cell office:value-type="float" office:value="0.3908" calcext:value-type="float">
            <text:p>0.3908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0.5988" calcext:value-type="float">
            <text:p>0.5988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1964" calcext:value-type="float">
            <text:p>-0.1964</text:p>
          </table:table-cell>
          <table:table-cell office:value-type="float" office:value="0.8085" calcext:value-type="float">
            <text:p>0.8085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-0.4493" calcext:value-type="float">
            <text:p>-0.4493</text:p>
          </table:table-cell>
          <table:table-cell office:value-type="float" office:value="1.223" calcext:value-type="float">
            <text:p>1.223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-0.6166" calcext:value-type="float">
            <text:p>-0.6166</text:p>
          </table:table-cell>
          <table:table-cell office:value-type="float" office:value="1.4327" calcext:value-type="float">
            <text:p>1.4327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0.8087" calcext:value-type="float">
            <text:p>-0.8087</text:p>
          </table:table-cell>
          <table:table-cell office:value-type="float" office:value="1.6407" calcext:value-type="float">
            <text:p>1.6407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-1.0268" calcext:value-type="float">
            <text:p>-1.0268</text:p>
          </table:table-cell>
          <table:table-cell office:value-type="float" office:value="1.8488" calcext:value-type="float">
            <text:p>1.8488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-1.2688" calcext:value-type="float">
            <text:p>-1.2688</text:p>
          </table:table-cell>
          <table:table-cell office:value-type="float" office:value="2.0551" calcext:value-type="float">
            <text:p>2.0551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-1.541" calcext:value-type="float">
            <text:p>-1.541</text:p>
          </table:table-cell>
          <table:table-cell office:value-type="float" office:value="2.2648" calcext:value-type="float">
            <text:p>2.2648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1.8371" calcext:value-type="float">
            <text:p>-1.8371</text:p>
          </table:table-cell>
          <table:table-cell office:value-type="float" office:value="2.4729" calcext:value-type="float">
            <text:p>2.4729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-2.1592" calcext:value-type="float">
            <text:p>-2.1592</text:p>
          </table:table-cell>
          <table:table-cell office:value-type="float" office:value="2.6809" calcext:value-type="float">
            <text:p>2.6809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-2.5102" calcext:value-type="float">
            <text:p>-2.5102</text:p>
          </table:table-cell>
          <table:table-cell office:value-type="float" office:value="2.8906" calcext:value-type="float">
            <text:p>2.8906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-2.8814" calcext:value-type="float">
            <text:p>-2.8814</text:p>
          </table:table-cell>
          <table:table-cell office:value-type="float" office:value="3.097" calcext:value-type="float">
            <text:p>3.097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-3.2882" calcext:value-type="float">
            <text:p>-3.2882</text:p>
          </table:table-cell>
          <table:table-cell office:value-type="float" office:value="3.3084" calcext:value-type="float">
            <text:p>3.3084</text:p>
          </table:table-cell>
          <table:table-cell office:value-type="float" office:value="1.6643" calcext:value-type="float">
            <text:p>1.6643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-3.6526" calcext:value-type="float">
            <text:p>-3.6526</text:p>
          </table:table-cell>
          <table:table-cell office:value-type="float" office:value="2.4631" calcext:value-type="float">
            <text:p>2.4631</text:p>
          </table:table-cell>
          <table:table-cell office:value-type="float" office:value="8.3357" calcext:value-type="float">
            <text:p>8.3357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-3.8967" calcext:value-type="float">
            <text:p>-3.8967</text:p>
          </table:table-cell>
          <table:table-cell office:value-type="float" office:value="1.4128" calcext:value-type="float">
            <text:p>1.4128</text:p>
          </table:table-cell>
          <table:table-cell office:value-type="float" office:value="8.3357" calcext:value-type="float">
            <text:p>8.3357</text:p>
          </table:table-cell>
        </table:table-row>
        <table:table-row table:style-name="ro1">
          <table:table-cell office:value-type="float" office:value="2.353" calcext:value-type="float">
            <text:p>2.353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0.3959" calcext:value-type="float">
            <text:p>0.3959</text:p>
          </table:table-cell>
          <table:table-cell office:value-type="float" office:value="8.3357" calcext:value-type="float">
            <text:p>8.3357</text:p>
          </table:table-cell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-4.0165" calcext:value-type="float">
            <text:p>-4.0165</text:p>
          </table:table-cell>
          <table:table-cell office:value-type="float" office:value="0" calcext:value-type="float">
            <text:p>0</text:p>
          </table:table-cell>
          <table:table-cell office:value-type="float" office:value="8.3357" calcext:value-type="float">
            <text:p>8.3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2:23:12.263723482</meta:creation-date>
    <dc:date>2020-07-05T00:00:56.845876836</dc:date>
    <meta:editing-duration>PT56M46S</meta:editing-duration>
    <meta:editing-cycles>8</meta:editing-cycles>
    <meta:generator>LibreOffice/6.4.4.2$Linux_X86_64 LibreOffice_project/40$Build-2</meta:generator>
    <meta:document-statistic meta:table-count="5" meta:cell-count="76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 style:data-style-name="N2">
      <style:chart-properties loext:regression-x-name="t" loext:regression-y-name="x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04cm" xlink:href=".." xlink:type="simple" chart:class="chart:scatter" chart:style-name="ch1">
        <chart:title svg:x="6.197cm" svg:y="0.324cm" chart:style-name="ch2">
          <text:p>Position v/s Time</text:p>
        </chart:title>
        <chart:subtitle svg:x="6.673cm" svg:y="1.291cm" chart:style-name="ch3">
          <text:p>Wood - Plastic</text:p>
        </chart:subtitle>
        <chart:plot-area chart:style-name="ch4" table:cell-range-address="'W - P'.A1:'W - P'.B1 'W - P'.A18:'W - P'.B52" chart:data-source-has-labels="row" svg:x="1.331cm" svg:y="2.162cm" svg:width="14.349cm" svg:height="6.073cm">
          <chartooo:coordinate-region svg:x="2.058cm" svg:y="2.361cm" svg:width="13.382cm" svg:height="5.227cm"/>
          <chart:axis chart:dimension="x" chart:name="primary-x" chart:style-name="ch5">
            <chart:title svg:x="7.866cm" svg:y="8.423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6.115cm" chart:style-name="ch9">
              <text:p>Position (m)</text:p>
            </chart:title>
            <chart:grid chart:style-name="ch7" chart:class="major"/>
          </chart:axis>
          <chart:series chart:style-name="ch10" chart:values-cell-range-address="'W - P'.B18:'W - P'.B52" chart:label-cell-address="'W - P'.B1:'W - P'.B1" chart:class="chart:scatter">
            <chart:domain table:cell-range-address="'W - P'.A18:'W - P'.A52"/>
            <chart:regression-curve chart:style-name="ch11">
              <chart:equation chart:display-equation="true" chart:display-r-square="true" svg:x="2.141cm" svg:y="6.065cm" chart:style-name="ch12"/>
            </chart:regression-curve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'W - P'.B1:'W - P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7">
                <text:p>1.997</text:p>
                <draw:g>
                  <svg:desc>'W - P'.A18:'W - P'.A52</svg:desc>
                </draw:g>
              </table:table-cell>
              <table:table-cell office:value-type="float" office:value="-13.4945">
                <text:p>-13.4945</text:p>
                <draw:g>
                  <svg:desc>'W - P'.B18:'W - P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23">
                <text:p>2.123</text:p>
              </table:table-cell>
              <table:table-cell office:value-type="float" office:value="-15.175">
                <text:p>-15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49">
                <text:p>2.249</text:p>
              </table:table-cell>
              <table:table-cell office:value-type="float" office:value="-16.8041">
                <text:p>-16.8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2">
                <text:p>2.372</text:p>
              </table:table-cell>
              <table:table-cell office:value-type="float" office:value="-18.3448">
                <text:p>-18.3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8">
                <text:p>2.498</text:p>
              </table:table-cell>
              <table:table-cell office:value-type="float" office:value="-19.8724">
                <text:p>-19.8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2">
                <text:p>2.622</text:p>
              </table:table-cell>
              <table:table-cell office:value-type="float" office:value="-21.3256">
                <text:p>-21.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49">
                <text:p>2.749</text:p>
              </table:table-cell>
              <table:table-cell office:value-type="float" office:value="-22.7623">
                <text:p>-22.7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2">
                <text:p>2.872</text:p>
              </table:table-cell>
              <table:table-cell office:value-type="float" office:value="-24.1041">
                <text:p>-24.1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8">
                <text:p>2.998</text:p>
              </table:table-cell>
              <table:table-cell office:value-type="float" office:value="-25.4278">
                <text:p>-25.4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2">
                <text:p>3.122</text:p>
              </table:table-cell>
              <table:table-cell office:value-type="float" office:value="-26.6803">
                <text:p>-26.6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9">
                <text:p>3.249</text:p>
              </table:table-cell>
              <table:table-cell office:value-type="float" office:value="-27.9115">
                <text:p>-27.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73">
                <text:p>3.373</text:p>
              </table:table-cell>
              <table:table-cell office:value-type="float" office:value="-29.0633">
                <text:p>-29.0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98">
                <text:p>3.498</text:p>
              </table:table-cell>
              <table:table-cell office:value-type="float" office:value="-30.1741">
                <text:p>-30.1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22">
                <text:p>3.622</text:p>
              </table:table-cell>
              <table:table-cell office:value-type="float" office:value="-31.2259">
                <text:p>-31.2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48">
                <text:p>3.748</text:p>
              </table:table-cell>
              <table:table-cell office:value-type="float" office:value="-32.2438">
                <text:p>-32.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72">
                <text:p>3.872</text:p>
              </table:table-cell>
              <table:table-cell office:value-type="float" office:value="-33.1954">
                <text:p>-33.1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8">
                <text:p>3.998</text:p>
              </table:table-cell>
              <table:table-cell office:value-type="float" office:value="-34.1113">
                <text:p>-34.1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23">
                <text:p>4.123</text:p>
              </table:table-cell>
              <table:table-cell office:value-type="float" office:value="-34.9692">
                <text:p>-34.9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47">
                <text:p>4.247</text:p>
              </table:table-cell>
              <table:table-cell office:value-type="float" office:value="-35.7703">
                <text:p>-35.7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74">
                <text:p>4.374</text:p>
              </table:table-cell>
              <table:table-cell office:value-type="float" office:value="-36.5391">
                <text:p>-36.53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7">
                <text:p>4.497</text:p>
              </table:table-cell>
              <table:table-cell office:value-type="float" office:value="-37.234">
                <text:p>-37.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23">
                <text:p>4.623</text:p>
              </table:table-cell>
              <table:table-cell office:value-type="float" office:value="-37.8951">
                <text:p>-37.8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47">
                <text:p>4.747</text:p>
              </table:table-cell>
              <table:table-cell office:value-type="float" office:value="-38.4956">
                <text:p>-38.4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73">
                <text:p>4.873</text:p>
              </table:table-cell>
              <table:table-cell office:value-type="float" office:value="-39.0547">
                <text:p>-39.0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97">
                <text:p>4.997</text:p>
              </table:table-cell>
              <table:table-cell office:value-type="float" office:value="-39.5548">
                <text:p>-39.5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22">
                <text:p>5.122</text:p>
              </table:table-cell>
              <table:table-cell office:value-type="float" office:value="-40.0086">
                <text:p>-40.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48">
                <text:p>5.248</text:p>
              </table:table-cell>
              <table:table-cell office:value-type="float" office:value="-40.4148">
                <text:p>-40.4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74">
                <text:p>5.374</text:p>
              </table:table-cell>
              <table:table-cell office:value-type="float" office:value="-40.7697">
                <text:p>-40.7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99">
                <text:p>5.499</text:p>
              </table:table-cell>
              <table:table-cell office:value-type="float" office:value="-41.071">
                <text:p>-41.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24">
                <text:p>5.624</text:p>
              </table:table-cell>
              <table:table-cell office:value-type="float" office:value="-41.3217">
                <text:p>-41.3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47">
                <text:p>5.747</text:p>
              </table:table-cell>
              <table:table-cell office:value-type="float" office:value="-41.519">
                <text:p>-41.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73">
                <text:p>5.873</text:p>
              </table:table-cell>
              <table:table-cell office:value-type="float" office:value="-41.6704">
                <text:p>-41.6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998">
                <text:p>5.998</text:p>
              </table:table-cell>
              <table:table-cell office:value-type="float" office:value="-41.7698">
                <text:p>-41.7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123">
                <text:p>6.123</text:p>
              </table:table-cell>
              <table:table-cell office:value-type="float" office:value="-41.8186">
                <text:p>-41.8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82">
                <text:p>6.182</text:p>
              </table:table-cell>
              <table:table-cell office:value-type="float" office:value="-41.8241">
                <text:p>-41.8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1" style:family="chart" style:data-style-name="N2">
      <style:chart-properties loext:regression-x-name="t" loext:regression-y-name="x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Position v/s Time</text:p>
        </chart:title>
        <chart:subtitle svg:x="6.818cm" svg:y="1.275cm" chart:style-name="ch3">
          <text:p>Wood - Steel</text:p>
        </chart:subtitle>
        <chart:plot-area chart:style-name="ch4" table:cell-range-address="'W - S'.A1:'W - S'.B1 'W - S'.A18:'W - S'.B46" chart:data-source-has-labels="row" svg:x="1.331cm" svg:y="2.138cm" svg:width="14.349cm" svg:height="5.701cm">
          <chartooo:coordinate-region svg:x="2.058cm" svg:y="2.337cm" svg:width="13.528cm" svg:height="5.303cm"/>
          <chart:axis chart:dimension="x" chart:name="primary-x" chart:style-name="ch5">
            <chart:title svg:x="7.866cm" svg:y="8.019cm" chart:style-name="ch6">
              <text:p>Time (s)</text:p>
            </chart:title>
            <chart:grid chart:style-name="ch7" chart:class="major"/>
          </chart:axis>
          <chart:axis chart:dimension="y" chart:name="primary-y" chart:style-name="ch5">
            <chart:title svg:x="0.451cm" svg:y="5.905cm" chart:style-name="ch8">
              <text:p>Position (m)</text:p>
            </chart:title>
            <chart:grid chart:style-name="ch7" chart:class="major"/>
          </chart:axis>
          <chart:series chart:style-name="ch9" chart:values-cell-range-address="'W - S'.B18:'W - S'.B46" chart:label-cell-address="'W - S'.B1:'W - S'.B1" chart:class="chart:scatter">
            <chart:domain table:cell-range-address="'W - S'.A18:'W - S'.A46"/>
            <chart:regression-curve chart:style-name="ch10">
              <chart:equation chart:display-equation="true" chart:display-r-square="true" svg:x="2.058cm" svg:y="6.414cm" chart:style-name="ch11"/>
            </chart:regression-curve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'W - S'.B1:'W - 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3">
                <text:p>1.993</text:p>
                <draw:g>
                  <svg:desc>'W - S'.A18:'W - S'.A46</svg:desc>
                </draw:g>
              </table:table-cell>
              <table:table-cell office:value-type="float" office:value="-12.4679">
                <text:p>-12.4679</text:p>
                <draw:g>
                  <svg:desc>'W - S'.B18:'W - S'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18">
                <text:p>2.118</text:p>
              </table:table-cell>
              <table:table-cell office:value-type="float" office:value="-14.0107">
                <text:p>-14.0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42">
                <text:p>2.242</text:p>
              </table:table-cell>
              <table:table-cell office:value-type="float" office:value="-15.4839">
                <text:p>-15.4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68">
                <text:p>2.368</text:p>
              </table:table-cell>
              <table:table-cell office:value-type="float" office:value="-16.9221">
                <text:p>-16.9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2">
                <text:p>2.492</text:p>
              </table:table-cell>
              <table:table-cell office:value-type="float" office:value="-18.2798">
                <text:p>-18.2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17">
                <text:p>2.617</text:p>
              </table:table-cell>
              <table:table-cell office:value-type="float" office:value="-19.5904">
                <text:p>-19.5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42">
                <text:p>2.742</text:p>
              </table:table-cell>
              <table:table-cell office:value-type="float" office:value="-20.8428">
                <text:p>-20.8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7">
                <text:p>2.867</text:p>
              </table:table-cell>
              <table:table-cell office:value-type="float" office:value="-22.0369">
                <text:p>-22.0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2">
                <text:p>2.992</text:p>
              </table:table-cell>
              <table:table-cell office:value-type="float" office:value="-23.1729">
                <text:p>-23.1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17">
                <text:p>3.117</text:p>
              </table:table-cell>
              <table:table-cell office:value-type="float" office:value="-24.2506">
                <text:p>-24.2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2">
                <text:p>3.242</text:p>
              </table:table-cell>
              <table:table-cell office:value-type="float" office:value="-25.27">
                <text:p>-25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8">
                <text:p>3.368</text:p>
              </table:table-cell>
              <table:table-cell office:value-type="float" office:value="-26.2387">
                <text:p>-26.2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92">
                <text:p>3.492</text:p>
              </table:table-cell>
              <table:table-cell office:value-type="float" office:value="-27.1343">
                <text:p>-27.1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18">
                <text:p>3.618</text:p>
              </table:table-cell>
              <table:table-cell office:value-type="float" office:value="-27.9856">
                <text:p>-27.9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43">
                <text:p>3.743</text:p>
              </table:table-cell>
              <table:table-cell office:value-type="float" office:value="-28.7717">
                <text:p>-28.7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67">
                <text:p>3.867</text:p>
              </table:table-cell>
              <table:table-cell office:value-type="float" office:value="-29.494">
                <text:p>-29.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2">
                <text:p>3.992</text:p>
              </table:table-cell>
              <table:table-cell office:value-type="float" office:value="-30.1641">
                <text:p>-30.1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18">
                <text:p>4.118</text:p>
              </table:table-cell>
              <table:table-cell office:value-type="float" office:value="-30.7807">
                <text:p>-30.7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42">
                <text:p>4.242</text:p>
              </table:table-cell>
              <table:table-cell office:value-type="float" office:value="-31.3297">
                <text:p>-31.3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67">
                <text:p>4.367</text:p>
              </table:table-cell>
              <table:table-cell office:value-type="float" office:value="-31.8251">
                <text:p>-31.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3">
                <text:p>4.493</text:p>
              </table:table-cell>
              <table:table-cell office:value-type="float" office:value="-32.2656">
                <text:p>-32.2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18">
                <text:p>4.618</text:p>
              </table:table-cell>
              <table:table-cell office:value-type="float" office:value="-32.6441">
                <text:p>-32.6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42">
                <text:p>4.742</text:p>
              </table:table-cell>
              <table:table-cell office:value-type="float" office:value="-32.9621">
                <text:p>-32.9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67">
                <text:p>4.867</text:p>
              </table:table-cell>
              <table:table-cell office:value-type="float" office:value="-33.2246">
                <text:p>-33.2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91">
                <text:p>4.991</text:p>
              </table:table-cell>
              <table:table-cell office:value-type="float" office:value="-33.4275">
                <text:p>-33.4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17">
                <text:p>5.117</text:p>
              </table:table-cell>
              <table:table-cell office:value-type="float" office:value="-33.575">
                <text:p>-33.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41">
                <text:p>5.241</text:p>
              </table:table-cell>
              <table:table-cell office:value-type="float" office:value="-33.6623">
                <text:p>-33.6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66">
                <text:p>5.366</text:p>
              </table:table-cell>
              <table:table-cell office:value-type="float" office:value="-33.6924">
                <text:p>-33.6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69">
                <text:p>5.369</text:p>
              </table:table-cell>
              <table:table-cell office:value-type="float" office:value="-33.6924">
                <text:p>-33.6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1" style:family="chart" style:data-style-name="N2">
      <style:chart-properties loext:regression-x-name="t" loext:regression-y-name="x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Position v/s Time</text:p>
        </chart:title>
        <chart:subtitle svg:x="6.752cm" svg:y="1.275cm" chart:style-name="ch3">
          <text:p>Wood - Wood</text:p>
        </chart:subtitle>
        <chart:plot-area chart:style-name="ch4" table:cell-range-address="'W - W'.A1:'W - W'.B1 'W - W'.A18:'W - W'.B32" chart:data-source-has-labels="row" svg:x="1.331cm" svg:y="2.138cm" svg:width="14.349cm" svg:height="5.701cm">
          <chartooo:coordinate-region svg:x="2.058cm" svg:y="2.337cm" svg:width="13.528cm" svg:height="5.303cm"/>
          <chart:axis chart:dimension="x" chart:name="primary-x" chart:style-name="ch5">
            <chart:title svg:x="7.866cm" svg:y="8.019cm" chart:style-name="ch6">
              <text:p>Time (s)</text:p>
            </chart:title>
            <chart:grid chart:style-name="ch7" chart:class="major"/>
          </chart:axis>
          <chart:axis chart:dimension="y" chart:name="primary-y" chart:style-name="ch5">
            <chart:title svg:x="0.451cm" svg:y="5.905cm" chart:style-name="ch8">
              <text:p>Position (m)</text:p>
            </chart:title>
            <chart:grid chart:style-name="ch7" chart:class="major"/>
          </chart:axis>
          <chart:series chart:style-name="ch9" chart:values-cell-range-address="'W - W'.B18:'W - W'.B32" chart:label-cell-address="'W - W'.B1:'W - W'.B1" chart:class="chart:scatter">
            <chart:domain table:cell-range-address="'W - W'.A18:'W - W'.A32"/>
            <chart:regression-curve chart:style-name="ch10">
              <chart:equation chart:display-equation="true" chart:display-r-square="true" svg:x="2.003cm" svg:y="6.042cm" chart:style-name="ch11"/>
            </chart:regression-curve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'W - W'.B1:'W - W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8">
                <text:p>1.98</text:p>
                <draw:g>
                  <svg:desc>'W - W'.A18:'W - W'.A32</svg:desc>
                </draw:g>
              </table:table-cell>
              <table:table-cell office:value-type="float" office:value="-9.0417">
                <text:p>-9.0417</text:p>
                <draw:g>
                  <svg:desc>'W - W'.B18:'W - W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05">
                <text:p>2.105</text:p>
              </table:table-cell>
              <table:table-cell office:value-type="float" office:value="-10.1634">
                <text:p>-10.1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">
                <text:p>2.23</text:p>
              </table:table-cell>
              <table:table-cell office:value-type="float" office:value="-11.2029">
                <text:p>-11.2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55">
                <text:p>2.355</text:p>
              </table:table-cell>
              <table:table-cell office:value-type="float" office:value="-12.158">
                <text:p>-12.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79">
                <text:p>2.479</text:p>
              </table:table-cell>
              <table:table-cell office:value-type="float" office:value="-13.0223">
                <text:p>-13.0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03">
                <text:p>2.603</text:p>
              </table:table-cell>
              <table:table-cell office:value-type="float" office:value="-13.8036">
                <text:p>-13.8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28">
                <text:p>2.728</text:p>
              </table:table-cell>
              <table:table-cell office:value-type="float" office:value="-14.5073">
                <text:p>-14.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54">
                <text:p>2.854</text:p>
              </table:table-cell>
              <table:table-cell office:value-type="float" office:value="-15.1313">
                <text:p>-15.1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79">
                <text:p>2.979</text:p>
              </table:table-cell>
              <table:table-cell office:value-type="float" office:value="-15.6657">
                <text:p>-15.6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05">
                <text:p>3.105</text:p>
              </table:table-cell>
              <table:table-cell office:value-type="float" office:value="-16.1192">
                <text:p>-16.1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28">
                <text:p>3.228</text:p>
              </table:table-cell>
              <table:table-cell office:value-type="float" office:value="-16.4792">
                <text:p>-16.4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53">
                <text:p>3.353</text:p>
              </table:table-cell>
              <table:table-cell office:value-type="float" office:value="-16.7615">
                <text:p>-16.7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8">
                <text:p>3.48</text:p>
              </table:table-cell>
              <table:table-cell office:value-type="float" office:value="-16.962">
                <text:p>-16.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04">
                <text:p>3.604</text:p>
              </table:table-cell>
              <table:table-cell office:value-type="float" office:value="-17.0739">
                <text:p>-17.0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1">
                <text:p>3.71</text:p>
              </table:table-cell>
              <table:table-cell office:value-type="float" office:value="-17.1037">
                <text:p>-17.1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 style:data-style-name="N2">
      <style:chart-properties loext:regression-x-name="t" loext:regression-y-name="x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Position v/s Time</text:p>
        </chart:title>
        <chart:subtitle svg:x="6.739cm" svg:y="1.275cm" chart:style-name="ch3">
          <text:p>Plastic - Steel</text:p>
        </chart:subtitle>
        <chart:plot-area chart:style-name="ch4" table:cell-range-address="'P - S'.A1:'P - S'.B1 'P - S'.A18:'P - S'.B39" chart:data-source-has-labels="row" svg:x="1.331cm" svg:y="2.138cm" svg:width="14.349cm" svg:height="5.701cm">
          <chartooo:coordinate-region svg:x="2.058cm" svg:y="2.337cm" svg:width="13.528cm" svg:height="4.855cm"/>
          <chart:axis chart:dimension="x" chart:name="primary-x" chart:style-name="ch5">
            <chart:title svg:x="7.866cm" svg:y="8.019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5.905cm" chart:style-name="ch9">
              <text:p>Position (m)</text:p>
            </chart:title>
            <chart:grid chart:style-name="ch7" chart:class="major"/>
          </chart:axis>
          <chart:series chart:style-name="ch10" chart:values-cell-range-address="'P - S'.B18:'P - S'.B39" chart:label-cell-address="'P - S'.B1:'P - S'.B1" chart:class="chart:scatter">
            <chart:domain table:cell-range-address="'P - S'.A18:'P - S'.A39"/>
            <chart:regression-curve chart:style-name="ch11">
              <chart:equation chart:display-equation="true" chart:display-r-square="true" svg:x="2.168cm" svg:y="6.189cm" chart:style-name="ch12"/>
            </chart:regression-curve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'P - S'.B1:'P - 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6">
                <text:p>1.996</text:p>
                <draw:g>
                  <svg:desc>'P - S'.A18:'P - S'.A39</svg:desc>
                </draw:g>
              </table:table-cell>
              <table:table-cell office:value-type="float" office:value="-11.1396">
                <text:p>-11.1396</text:p>
                <draw:g>
                  <svg:desc>'P - S'.B18:'P - S'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22">
                <text:p>2.122</text:p>
              </table:table-cell>
              <table:table-cell office:value-type="float" office:value="-12.5152">
                <text:p>-12.5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45">
                <text:p>2.245</text:p>
              </table:table-cell>
              <table:table-cell office:value-type="float" office:value="-13.7907">
                <text:p>-13.7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">
                <text:p>2.37</text:p>
              </table:table-cell>
              <table:table-cell office:value-type="float" office:value="-15.0184">
                <text:p>-15.0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5">
                <text:p>2.495</text:p>
              </table:table-cell>
              <table:table-cell office:value-type="float" office:value="-16.1772">
                <text:p>-16.1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1">
                <text:p>2.621</text:p>
              </table:table-cell>
              <table:table-cell office:value-type="float" office:value="-17.2755">
                <text:p>-17.2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45">
                <text:p>2.745</text:p>
              </table:table-cell>
              <table:table-cell office:value-type="float" office:value="-18.288">
                <text:p>-18.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2">
                <text:p>2.872</text:p>
              </table:table-cell>
              <table:table-cell office:value-type="float" office:value="-19.2546">
                <text:p>-19.2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5">
                <text:p>2.995</text:p>
              </table:table-cell>
              <table:table-cell office:value-type="float" office:value="-20.123">
                <text:p>-20.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">
                <text:p>3.12</text:p>
              </table:table-cell>
              <table:table-cell office:value-type="float" office:value="-20.937">
                <text:p>-20.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6">
                <text:p>3.246</text:p>
              </table:table-cell>
              <table:table-cell office:value-type="float" office:value="-21.6878">
                <text:p>-21.6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7">
                <text:p>3.37</text:p>
              </table:table-cell>
              <table:table-cell office:value-type="float" office:value="-22.3583">
                <text:p>-22.3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95">
                <text:p>3.495</text:p>
              </table:table-cell>
              <table:table-cell office:value-type="float" office:value="-22.9654">
                <text:p>-22.9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2">
                <text:p>3.62</text:p>
              </table:table-cell>
              <table:table-cell office:value-type="float" office:value="-23.5037">
                <text:p>-23.5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46">
                <text:p>3.746</text:p>
              </table:table-cell>
              <table:table-cell office:value-type="float" office:value="-23.9764">
                <text:p>-23.9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7">
                <text:p>3.87</text:p>
              </table:table-cell>
              <table:table-cell office:value-type="float" office:value="-24.3733">
                <text:p>-24.3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5">
                <text:p>3.995</text:p>
              </table:table-cell>
              <table:table-cell office:value-type="float" office:value="-24.7047">
                <text:p>-24.7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2">
                <text:p>4.12</text:p>
              </table:table-cell>
              <table:table-cell office:value-type="float" office:value="-24.9671">
                <text:p>-24.9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46">
                <text:p>4.246</text:p>
              </table:table-cell>
              <table:table-cell office:value-type="float" office:value="-25.1618">
                <text:p>-25.1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71">
                <text:p>4.371</text:p>
              </table:table-cell>
              <table:table-cell office:value-type="float" office:value="-25.2858">
                <text:p>-25.2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4">
                <text:p>4.494</text:p>
              </table:table-cell>
              <table:table-cell office:value-type="float" office:value="-25.3405">
                <text:p>-25.3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34">
                <text:p>4.534</text:p>
              </table:table-cell>
              <table:table-cell office:value-type="float" office:value="-25.3439">
                <text:p>-25.34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 style:data-style-name="N2">
      <style:chart-properties loext:regression-x-name="t" loext:regression-y-name="x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Position v/s Time</text:p>
        </chart:title>
        <chart:subtitle svg:x="6.541cm" svg:y="1.275cm" chart:style-name="ch3">
          <text:p>Plastic - Rubber</text:p>
        </chart:subtitle>
        <chart:plot-area chart:style-name="ch4" table:cell-range-address="'P - R'.A1:'P - R'.B1 'P - R'.A18:'P - R'.B22" chart:data-source-has-labels="row" svg:x="1.331cm" svg:y="2.138cm" svg:width="14.349cm" svg:height="5.701cm">
          <chartooo:coordinate-region svg:x="2.164cm" svg:y="2.337cm" svg:width="13.184cm" svg:height="4.855cm"/>
          <chart:axis chart:dimension="x" chart:name="primary-x" chart:style-name="ch5">
            <chart:title svg:x="7.866cm" svg:y="8.019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5.905cm" chart:style-name="ch9">
              <text:p>Position (m)</text:p>
            </chart:title>
            <chart:grid chart:style-name="ch7" chart:class="major"/>
          </chart:axis>
          <chart:series chart:style-name="ch10" chart:values-cell-range-address="'P - R'.B18:'P - R'.B22" chart:label-cell-address="'P - R'.B1:'P - R'.B1" chart:class="chart:scatter">
            <chart:domain table:cell-range-address="'P - R'.A18:'P - R'.A22"/>
            <chart:regression-curve chart:style-name="ch11">
              <chart:equation chart:display-equation="true" chart:display-r-square="true" svg:x="2.466cm" svg:y="4.51cm" chart:style-name="ch12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'P - R'.B1:'P - 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82">
                <text:p>1.982</text:p>
                <draw:g>
                  <svg:desc>'P - R'.A18:'P - R'.A22</svg:desc>
                </draw:g>
              </table:table-cell>
              <table:table-cell office:value-type="float" office:value="-3.2882">
                <text:p>-3.2882</text:p>
                <draw:g>
                  <svg:desc>'P - R'.B18:'P - R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05">
                <text:p>2.105</text:p>
              </table:table-cell>
              <table:table-cell office:value-type="float" office:value="-3.6526">
                <text:p>-3.6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1">
                <text:p>2.231</text:p>
              </table:table-cell>
              <table:table-cell office:value-type="float" office:value="-3.8967">
                <text:p>-3.8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53">
                <text:p>2.353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01">
                <text:p>2.401</text:p>
              </table:table-cell>
              <table:table-cell office:value-type="float" office:value="-4.0165">
                <text:p>-4.01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